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560e0" officeooo:paragraph-rsid="000560e0" style:font-weight-asian="bold" style:font-weight-complex="bold"/>
    </style:style>
    <style:style style:name="P2" style:family="paragraph" style:parent-style-name="Standard">
      <style:text-properties style:font-name="Verdana" fo:font-weight="bold" officeooo:rsid="000560e0" officeooo:paragraph-rsid="000560e0" style:font-weight-asian="bold" style:font-weight-complex="bold"/>
    </style:style>
    <style:style style:name="P3" style:family="paragraph" style:parent-style-name="Standard">
      <style:text-properties style:font-name="Verdana" fo:font-weight="bold" officeooo:rsid="000560e0" officeooo:paragraph-rsid="005cb5fd" style:font-weight-asian="bold" style:font-weight-complex="bold"/>
    </style:style>
    <style:style style:name="P4" style:family="paragraph" style:parent-style-name="Standard">
      <style:paragraph-properties fo:text-align="center" style:justify-single-word="false"/>
      <style:text-properties style:font-name="Verdana" fo:font-weight="bold" officeooo:rsid="000648ff" officeooo:paragraph-rsid="005cb5fd" style:font-weight-asian="bold" style:font-weight-complex="bold"/>
    </style:style>
    <style:style style:name="P5" style:family="paragraph" style:parent-style-name="Standard">
      <style:text-properties style:font-name="Verdana" fo:font-weight="bold" officeooo:rsid="006059c9" officeooo:paragraph-rsid="006059c9" style:font-weight-asian="bold" style:font-weight-complex="bold"/>
    </style:style>
    <style:style style:name="P6" style:family="paragraph" style:parent-style-name="Standard">
      <style:text-properties style:font-name="Verdana" fo:font-weight="bold" officeooo:rsid="00622030" officeooo:paragraph-rsid="00622030" style:font-weight-asian="bold" style:font-weight-complex="bold"/>
    </style:style>
    <style:style style:name="P7" style:family="paragraph" style:parent-style-name="Standard">
      <style:text-properties style:font-name="Verdana" fo:font-weight="bold" officeooo:rsid="00622030" officeooo:paragraph-rsid="006235c1" style:font-weight-asian="bold" style:font-weight-complex="bold"/>
    </style:style>
    <style:style style:name="P8" style:family="paragraph" style:parent-style-name="Standard">
      <style:text-properties style:font-name="Verdana" fo:font-weight="bold" officeooo:rsid="006235c1" officeooo:paragraph-rsid="006235c1" style:font-weight-asian="bold" style:font-weight-complex="bold"/>
    </style:style>
    <style:style style:name="P9" style:family="paragraph" style:parent-style-name="Standard">
      <style:text-properties style:font-name="Verdana" fo:font-weight="bold" officeooo:rsid="006235c1" officeooo:paragraph-rsid="0064ec4b" style:font-weight-asian="bold" style:font-weight-complex="bold"/>
    </style:style>
    <style:style style:name="P10" style:family="paragraph" style:parent-style-name="Standard">
      <style:text-properties style:font-name="Verdana" fo:font-weight="bold" officeooo:rsid="0067bc54" officeooo:paragraph-rsid="0067bc54" style:font-weight-asian="bold" style:font-weight-complex="bold"/>
    </style:style>
    <style:style style:name="P11" style:family="paragraph" style:parent-style-name="Standard">
      <style:text-properties style:font-name="Verdana" fo:font-weight="bold" officeooo:rsid="0067bc54" officeooo:paragraph-rsid="0069c53f" style:font-weight-asian="bold" style:font-weight-complex="bold"/>
    </style:style>
    <style:style style:name="P12" style:family="paragraph" style:parent-style-name="Standard">
      <style:text-properties style:font-name="Verdana" fo:font-weight="bold" officeooo:rsid="0069c53f" officeooo:paragraph-rsid="0069c53f" style:font-weight-asian="bold" style:font-weight-complex="bold"/>
    </style:style>
    <style:style style:name="P13" style:family="paragraph" style:parent-style-name="Standard">
      <style:text-properties style:font-name="Verdana" fo:font-weight="bold" officeooo:rsid="006059c9" officeooo:paragraph-rsid="006059c9" fo:background-color="#ffff00" style:font-weight-asian="bold" style:font-weight-complex="bold"/>
    </style:style>
    <style:style style:name="P14" style:family="paragraph" style:parent-style-name="Standard">
      <style:text-properties style:font-name="Verdana" officeooo:rsid="000560e0" officeooo:paragraph-rsid="000560e0"/>
    </style:style>
    <style:style style:name="P15" style:family="paragraph" style:parent-style-name="Standard">
      <style:text-properties style:font-name="Verdana" officeooo:rsid="00246ab9" officeooo:paragraph-rsid="000648ff"/>
    </style:style>
    <style:style style:name="P16" style:family="paragraph" style:parent-style-name="Standard">
      <style:text-properties style:font-name="Verdana" officeooo:rsid="005eca84" officeooo:paragraph-rsid="005eca84"/>
    </style:style>
    <style:style style:name="P17" style:family="paragraph" style:parent-style-name="Standard">
      <style:text-properties style:font-name="Verdana" officeooo:rsid="006059c9" officeooo:paragraph-rsid="006059c9"/>
    </style:style>
    <style:style style:name="P18" style:family="paragraph" style:parent-style-name="Standard">
      <style:text-properties style:font-name="Verdana" officeooo:rsid="00622030" officeooo:paragraph-rsid="00622030"/>
    </style:style>
    <style:style style:name="P19" style:family="paragraph" style:parent-style-name="Standard">
      <style:text-properties style:font-name="Verdana" fo:font-weight="normal" officeooo:rsid="006235c1" officeooo:paragraph-rsid="006235c1" style:font-weight-asian="normal" style:font-weight-complex="normal"/>
    </style:style>
    <style:style style:name="P20" style:family="paragraph" style:parent-style-name="Standard">
      <style:text-properties style:font-name="Verdana" fo:font-weight="normal" officeooo:rsid="006235c1" officeooo:paragraph-rsid="00660596" style:font-weight-asian="normal" style:font-weight-complex="normal"/>
    </style:style>
    <style:style style:name="P21" style:family="paragraph" style:parent-style-name="Standard">
      <style:text-properties style:font-name="Verdana" fo:font-weight="normal" officeooo:rsid="006235c1" officeooo:paragraph-rsid="0066bffe" style:font-weight-asian="normal" style:font-weight-complex="normal"/>
    </style:style>
    <style:style style:name="P22" style:family="paragraph" style:parent-style-name="Standard">
      <style:text-properties style:font-name="Verdana" fo:font-weight="normal" officeooo:rsid="0067bc54" officeooo:paragraph-rsid="0067bc54" style:font-weight-asian="normal" style:font-weight-complex="normal"/>
    </style:style>
    <style:style style:name="P23" style:family="paragraph" style:parent-style-name="Standard">
      <style:text-properties style:font-name="Verdana" fo:font-weight="normal" officeooo:rsid="0067bc54" officeooo:paragraph-rsid="0066bffe" style:font-weight-asian="normal" style:font-weight-complex="normal"/>
    </style:style>
    <style:style style:name="P24" style:family="paragraph" style:parent-style-name="Standard">
      <style:text-properties style:font-name="Verdana" fo:font-weight="normal" officeooo:rsid="0069c53f" officeooo:paragraph-rsid="0069c53f" style:font-weight-asian="normal" style:font-weight-complex="normal"/>
    </style:style>
    <style:style style:name="P25" style:family="paragraph" style:parent-style-name="Standard">
      <style:text-properties style:font-name="Source Sans Pro" officeooo:rsid="00622030" officeooo:paragraph-rsid="00622030"/>
    </style:style>
    <style:style style:name="P26" style:family="paragraph" style:parent-style-name="Standard">
      <style:text-properties style:font-name="Source Sans Pro" fo:font-weight="normal" officeooo:rsid="00622030" officeooo:paragraph-rsid="006235c1" style:font-weight-asian="normal" style:font-weight-complex="normal"/>
    </style:style>
    <style:style style:name="P27" style:family="paragraph" style:parent-style-name="Standard">
      <style:text-properties style:font-name="Source Sans Pro" fo:font-weight="normal" officeooo:rsid="00622030" officeooo:paragraph-rsid="0067bc54" style:font-weight-asian="normal" style:font-weight-complex="normal"/>
    </style:style>
    <style:style style:name="P28" style:family="paragraph" style:parent-style-name="Standard">
      <style:text-properties style:font-name="Source Sans Pro" fo:font-weight="normal" officeooo:rsid="00622030" officeooo:paragraph-rsid="0069c53f" style:font-weight-asian="normal" style:font-weight-complex="normal"/>
    </style:style>
    <style:style style:name="P29" style:family="paragraph" style:parent-style-name="Standard">
      <style:text-properties style:font-name="Source Sans Pro" fo:font-weight="normal" officeooo:rsid="0064ec4b" officeooo:paragraph-rsid="0064ec4b" style:font-weight-asian="normal" style:font-weight-complex="normal"/>
    </style:style>
    <style:style style:name="P30" style:family="paragraph" style:parent-style-name="Standard">
      <style:text-properties style:use-window-font-color="true" loext:opacity="0%" style:font-name="Source Sans Pro" fo:font-weight="normal" officeooo:rsid="00622030" officeooo:paragraph-rsid="0069c53f" style:font-weight-asian="normal" style:font-weight-complex="normal"/>
    </style:style>
    <style:style style:name="P31" style:family="paragraph" style:parent-style-name="Standard">
      <style:text-properties style:use-window-font-color="true" loext:opacity="0%" style:font-name="Source Sans Pro" fo:font-weight="normal" officeooo:rsid="0069c53f" officeooo:paragraph-rsid="006dd5bf" style:font-weight-asian="normal" style:font-weight-complex="normal"/>
    </style:style>
    <style:style style:name="P32" style:family="paragraph" style:parent-style-name="Standard">
      <style:text-properties style:use-window-font-color="true" loext:opacity="0%" style:font-name="Source Sans Pro" fo:font-weight="normal" officeooo:rsid="006ab314" officeooo:paragraph-rsid="0069c53f" style:font-weight-asian="normal" style:font-weight-complex="normal"/>
    </style:style>
    <style:style style:name="P33" style:family="paragraph" style:parent-style-name="Standard">
      <style:text-properties style:use-window-font-color="true" loext:opacity="0%" style:font-name="Source Sans Pro" fo:font-size="12pt" fo:font-weight="normal" officeooo:rsid="0069c53f" officeooo:paragraph-rsid="006dd5bf" style:font-size-asian="12pt" style:font-weight-asian="normal" style:font-size-complex="12pt" style:font-weight-complex="normal"/>
    </style:style>
    <style:style style:name="P34" style:family="paragraph" style:parent-style-name="Standard">
      <style:text-properties style:use-window-font-color="true" loext:opacity="0%" style:font-name="Source Sans Pro" fo:font-size="12pt" fo:font-weight="normal" officeooo:rsid="0069c53f" officeooo:paragraph-rsid="0069c53f" style:font-size-asian="12pt" style:font-weight-asian="normal" style:font-size-complex="12pt" style:font-weight-complex="normal"/>
    </style:style>
    <style:style style:name="P35" style:family="paragraph" style:parent-style-name="Standard">
      <style:text-properties style:use-window-font-color="true" loext:opacity="0%" style:font-name="Verdana" fo:font-weight="bold" officeooo:rsid="0069c53f" officeooo:paragraph-rsid="006ab314" style:font-weight-asian="bold" style:font-weight-complex="bold"/>
    </style:style>
    <style:style style:name="P36" style:family="paragraph" style:parent-style-name="Standard">
      <style:text-properties style:use-window-font-color="true" loext:opacity="0%" style:font-name="Verdana" fo:font-weight="bold" officeooo:rsid="0069c53f" officeooo:paragraph-rsid="006b2c53" style:font-weight-asian="bold" style:font-weight-complex="bold"/>
    </style:style>
    <style:style style:name="P37" style:family="paragraph" style:parent-style-name="Standard">
      <style:text-properties style:use-window-font-color="true" loext:opacity="0%" style:font-name="Verdana" fo:font-weight="bold" officeooo:rsid="006b2c53" officeooo:paragraph-rsid="006b2c53" style:font-weight-asian="bold" style:font-weight-complex="bold"/>
    </style:style>
    <style:style style:name="P38" style:family="paragraph" style:parent-style-name="Standard">
      <style:text-properties style:use-window-font-color="true" loext:opacity="0%" style:font-name="Verdana" fo:font-weight="normal" officeooo:rsid="006b2c53" officeooo:paragraph-rsid="006b2c53" style:font-weight-asian="normal" style:font-weight-complex="normal"/>
    </style:style>
    <style:style style:name="P39" style:family="paragraph" style:parent-style-name="Standard">
      <style:text-properties style:use-window-font-color="true" loext:opacity="0%" style:font-name="Verdana" fo:font-weight="normal" officeooo:rsid="006b2c53" officeooo:paragraph-rsid="0069c53f" style:font-weight-asian="normal" style:font-weight-complex="normal"/>
    </style:style>
    <style:style style:name="P40" style:family="paragraph" style:parent-style-name="Standard">
      <style:text-properties style:use-window-font-color="true" loext:opacity="0%" style:font-name="Verdana" fo:font-size="12pt" fo:font-weight="normal" officeooo:rsid="006b2c53" officeooo:paragraph-rsid="0069c53f" style:font-size-asian="12pt" style:font-weight-asian="normal" style:font-size-complex="12pt" style:font-weight-complex="normal"/>
    </style:style>
    <style:style style:name="P41" style:family="paragraph" style:parent-style-name="Standard">
      <style:text-properties style:use-window-font-color="true" loext:opacity="0%" style:font-name="Verdana" fo:font-size="12pt" fo:font-weight="normal" officeooo:rsid="006ca5dc" officeooo:paragraph-rsid="006ca5dc" style:font-size-asian="12pt" style:font-weight-asian="normal" style:font-size-complex="12pt" style:font-weight-complex="normal"/>
    </style:style>
    <style:style style:name="P42" style:family="paragraph" style:parent-style-name="Standard">
      <style:text-properties style:use-window-font-color="true" loext:opacity="0%" style:font-name="Verdana" fo:font-size="12pt" fo:font-weight="normal" officeooo:rsid="006dd5bf" officeooo:paragraph-rsid="006dd5bf" style:font-size-asian="12pt" style:font-weight-asian="normal" style:font-size-complex="12pt" style:font-weight-complex="normal"/>
    </style:style>
    <style:style style:name="P43" style:family="paragraph" style:parent-style-name="Standard">
      <style:text-properties style:use-window-font-color="true" loext:opacity="0%" style:font-name="Verdana" fo:font-size="12pt" fo:font-weight="bold" officeooo:rsid="006b2c53" officeooo:paragraph-rsid="006ca5dc" style:font-size-asian="12pt" style:font-weight-asian="bold" style:font-size-complex="12pt" style:font-weight-complex="bold"/>
    </style:style>
    <style:style style:name="P44" style:family="paragraph" style:parent-style-name="Standard">
      <style:text-properties style:use-window-font-color="true" loext:opacity="0%" style:font-name="Verdana" fo:font-size="12pt" fo:font-weight="bold" officeooo:rsid="006ca5dc" officeooo:paragraph-rsid="006ca5dc" style:font-size-asian="12pt" style:font-weight-asian="bold" style:font-size-complex="12pt" style:font-weight-complex="bold"/>
    </style:style>
    <style:style style:name="P45" style:family="paragraph" style:parent-style-name="Standard">
      <style:text-properties style:use-window-font-color="true" loext:opacity="0%" style:font-name="Verdana" fo:font-size="12pt" fo:font-weight="bold" officeooo:rsid="006dd5bf" officeooo:paragraph-rsid="006dd5bf" style:font-size-asian="12pt" style:font-weight-asian="bold" style:font-size-complex="12pt" style:font-weight-complex="bold"/>
    </style:style>
    <style:style style:name="P46" style:family="paragraph" style:parent-style-name="Standard">
      <style:text-properties style:use-window-font-color="true" loext:opacity="0%" style:font-name="Verdana" fo:font-size="12pt" fo:font-weight="bold" officeooo:rsid="006dd5bf" officeooo:paragraph-rsid="006f954c" style:font-size-asian="12pt" style:font-weight-asian="bold" style:font-size-complex="12pt" style:font-weight-complex="bold"/>
    </style:style>
    <style:style style:name="P47" style:family="paragraph" style:parent-style-name="Standard">
      <style:text-properties fo:color="#0000ff" loext:opacity="100%" style:font-name="Source Sans Pro" fo:font-weight="normal" officeooo:rsid="006ab314" officeooo:paragraph-rsid="0069c53f" style:font-weight-asian="normal" style:font-weight-complex="normal"/>
    </style:style>
    <style:style style:name="T1" style:family="text">
      <style:text-properties officeooo:rsid="005cb5fd"/>
    </style:style>
    <style:style style:name="T2" style:family="text">
      <style:text-properties officeooo:rsid="00622030"/>
    </style:style>
    <style:style style:name="T3" style:family="text">
      <style:text-properties fo:background-color="#ffff00" loext:char-shading-value="0"/>
    </style:style>
    <style:style style:name="T4" style:family="text">
      <style:text-properties fo:color="#0000ff" loext:opacity="100%"/>
    </style:style>
    <style:style style:name="T5" style:family="text">
      <style:text-properties fo:color="#0000ff" loext:opacity="100%" officeooo:rsid="0069c53f"/>
    </style:style>
    <style:style style:name="T6" style:family="text">
      <style:text-properties fo:color="#0000ff" loext:opacity="100%" officeooo:rsid="006ab314"/>
    </style:style>
    <style:style style:name="T7" style:family="text">
      <style:text-properties fo:color="#0000ff" loext:opacity="100%" fo:font-size="12pt" style:font-size-asian="12pt" style:font-size-complex="12pt"/>
    </style:style>
    <style:style style:name="T8" style:family="text">
      <style:text-properties fo:color="#0000ff" loext:opacity="100%" fo:font-size="12pt" officeooo:rsid="0069c53f" style:font-size-asian="12pt" style:font-size-complex="12pt"/>
    </style:style>
    <style:style style:name="T9" style:family="text">
      <style:text-properties fo:color="#0000ff" loext:opacity="100%" fo:font-size="12pt" officeooo:rsid="006dd5bf" style:font-size-asian="12pt" style:font-size-complex="12pt"/>
    </style:style>
    <style:style style:name="T10" style:family="text">
      <style:text-properties officeooo:rsid="0069c53f"/>
    </style:style>
    <style:style style:name="T11" style:family="text">
      <style:text-properties fo:font-size="12pt" style:font-size-asian="12pt" style:font-size-complex="12pt"/>
    </style:style>
    <style:style style:name="T12" style:family="text">
      <style:text-properties fo:font-size="12pt" officeooo:rsid="0069c53f" style:font-size-asian="12pt" style:font-size-complex="12pt"/>
    </style:style>
    <style:style style:name="T13" style:family="text">
      <style:text-properties fo:font-size="12pt" officeooo:rsid="006dd5bf" style:font-size-asian="12pt" style:font-size-complex="12pt"/>
    </style:style>
    <style:style style:name="T14" style:family="text">
      <style:text-properties officeooo:rsid="0071b1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ontEnd<text:span text:style-name="T1">II</text:span></text:p>
      <text:p text:style-name="P4">Profesor: <text:span text:style-name="T1">Martín Bonino</text:span></text:p>
      <text:p text:style-name="P1"/>
      <text:p text:style-name="P2"/>
      <text:p text:style-name="P2">Módulo 1. <text:span text:style-name="T1">Bienvenida e Introducción a JavaScript Front</text:span></text:p>
      <text:p text:style-name="P14"/>
      <text:p text:style-name="P3"><text:span text:style-name="T1">Sesión</text:span> 1. <text:span text:style-name="T1">Bienvenida</text:span></text:p>
      <text:p text:style-name="P3"><text:span text:style-name="T1">Marzo</text:span> <text:span text:style-name="T1">3</text:span> de 202<text:span text:style-name="T1">2</text:span></text:p>
      <text:p text:style-name="P14"/>
      <text:p text:style-name="P15"/>
      <text:p text:style-name="P16">1995: Nace Mocha</text:p>
      <text:p text:style-name="P16">1997: JavaScript es un éxito</text:p>
      <text:p text:style-name="P16">1998: Se lanza ECMAScript3</text:p>
      <text:p text:style-name="P16">2006: Nace Jquery</text:p>
      <text:p text:style-name="P16">2008: Nace Chrome</text:p>
      <text:p text:style-name="P16">2009: Nace Node.js</text:p>
      <text:p text:style-name="P16">Despues: Angular / React / TypeScript / Vue / Svelte</text:p>
      <text:p text:style-name="P16"/>
      <text:p text:style-name="P16"/>
      <text:p text:style-name="P5"><text:span text:style-name="T2">DevTools - </text:span>La Consola</text:p>
      <text:p text:style-name="P17"/>
      <text:p text:style-name="P5">Tipos de errores:</text:p>
      <text:p text:style-name="P17">- SyntaxError</text:p>
      <text:p text:style-name="P17">- TypeError</text:p>
      <text:p text:style-name="P17"/>
      <text:p text:style-name="P5">Application:</text:p>
      <text:p text:style-name="P17">Permite ejecutar tareas respecto a los datos que se guardan por el cliente en la web por cierta cantidad de tiempo. Como, por ejemplo, borrar de la memoria los datos ingresados en el login de un usuario.</text:p>
      <text:p text:style-name="P17"/>
      <text:p text:style-name="P13">Lighthouse</text:p>
      <text:p text:style-name="P17">herramienta que genera reportes para comprobar ciertos recursos que debe tener la web para que sea óptima. Algunos de ellos son performance, accesibilidad y SEO.</text:p>
      <text:p text:style-name="P17"/>
      <text:p text:style-name="P17"/>
      <text:p text:style-name="P6">Primeros pasos en JavaScript</text:p>
      <text:p text:style-name="P18"/>
      <text:p text:style-name="P18">- console.log()</text:p>
      <text:p text:style-name="P18">- console.error()</text:p>
      <text:p text:style-name="P18">- console.warn()</text:p>
      <text:p text:style-name="P18"><text:span text:style-name="T3">- console.table()</text:span>. Escribe una tabla en la consola</text:p>
      <text:p text:style-name="P18"/>
      <text:p text:style-name="P18"/>
      <text:p text:style-name="P25">let miObjeto = {</text:p>
      <text:p text:style-name="P25"><text:tab/>mensaje: "Mensaje de texto",</text:p>
      <text:p text:style-name="P25"><text:tab/>utilidad: "prueba de JS"</text:p>
      <text:p text:style-name="P25">};</text:p>
      <text:p text:style-name="P25">let miArray = [ "Primer mensaje del array", "Segundo mensaje del array",</text:p>
      <text:p text:style-name="P25"><text:soft-page-break/>"Tercer mensaje del array"]</text:p>
      <text:p text:style-name="P25">console.table(miObjeto);</text:p>
      <text:p text:style-name="P25">console.table(miArray);</text:p>
      <text:p text:style-name="P25"/>
      <text:p text:style-name="P25"/>
      <text:p text:style-name="P7">alert()</text:p>
      <text:p text:style-name="P19">Permite enviar mensajes de alerta al usuario. El método alert() pertenece al objeto window, pero se puede implementar directamente en la consola.</text:p>
      <text:p text:style-name="P19"/>
      <text:p text:style-name="P19"/>
      <text:p text:style-name="P8">Vinculación entre HTML y JavaScript:</text:p>
      <text:p text:style-name="P8"/>
      <text:p text:style-name="P8"/>
      <text:p text:style-name="P8">Vinculación interna (no recomendada)</text:p>
      <text:p text:style-name="P19"/>
      <text:p text:style-name="P19">(index.html)</text:p>
      <text:p text:style-name="P26">&lt;body&gt;</text:p>
      <text:p text:style-name="P26"><text:tab/>…</text:p>
      <text:p text:style-name="P26"><text:tab/>&lt;script&gt;</text:p>
      <text:p text:style-name="P26"><text:tab/><text:tab/>console.log(“Hola Mundo!”);</text:p>
      <text:p text:style-name="P26"><text:tab/>&lt;/script&gt;</text:p>
      <text:p text:style-name="P26">&lt;/body&gt;</text:p>
      <text:p text:style-name="P26"/>
      <text:p text:style-name="P26"/>
      <text:p text:style-name="P8">Vinculación externa (recomendada):</text:p>
      <text:p text:style-name="P8"/>
      <text:p text:style-name="P8">(index.html)</text:p>
      <text:p text:style-name="P26">&lt;body&gt;</text:p>
      <text:p text:style-name="P26"><text:tab/>…</text:p>
      <text:p text:style-name="P26"><text:tab/>&lt;script src=“js/main.js”&gt;&lt;/script&gt;</text:p>
      <text:p text:style-name="P26">&lt;/body&gt;</text:p>
      <text:p text:style-name="P26"/>
      <text:p text:style-name="P8"/>
      <text:p text:style-name="P8">(main.js)</text:p>
      <text:p text:style-name="P26">let saludo = 'Hola mundo!';</text:p>
      <text:p text:style-name="P26">console.log(saludo);</text:p>
      <text:p text:style-name="P26"/>
      <text:p text:style-name="P26"/>
      <text:p text:style-name="P9">Sincrónico</text:p>
      <text:p text:style-name="P29"/>
      <text:p text:style-name="P20">La etiqueta script se pone en la parte final del body.</text:p>
      <text:p text:style-name="P20"/>
      <text:p text:style-name="P21">En la pestaña Application, se encuentran las opciones localStorage y sessionStorage. No es lo mismo que las cookies.</text:p>
      <text:p text:style-name="P21"/>
      <text:p text:style-name="P21">El sessionStorage se borra cada vez que se cierra el navegador</text:p>
      <text:p text:style-name="P21"/>
      <text:p text:style-name="P21">Son archivos que algunos sitios descargan en el pc, para almacenar información. La información no se guarda en el navegador, sino en el disco.</text:p>
      <text:p text:style-name="P21"><text:soft-page-break/></text:p>
      <text:p text:style-name="P22">El ; no es obligatorio, pero es siempre recomendable.</text:p>
      <text:p text:style-name="P22"/>
      <text:p text:style-name="P22"/>
      <text:p text:style-name="P10">Declaración de variables</text:p>
      <text:p text:style-name="P22">Cuando se declara una variable como var, es posible después volver a declararla.</text:p>
      <text:p text:style-name="P22"/>
      <text:p text:style-name="P27">var miVariable = 25;</text:p>
      <text:p text:style-name="P27"/>
      <text:p text:style-name="P27"/>
      <text:p text:style-name="P27">var miVariable = 34;</text:p>
      <text:p text:style-name="P27">console.log(miVariable); <text:span text:style-name="T4">// La variable admite ser declarada de nuevo.</text:span></text:p>
      <text:p text:style-name="P22"/>
      <text:p text:style-name="P22">A partir de ECMA6, surge la palabra reservada let, que no permite volver a declarar la variable. De esta forma, queda obsoleto usar var.</text:p>
      <text:p text:style-name="P22">Además el let tiene scope. La variable vive en el bloque donde se declara, mientras que var existe en todas partes.</text:p>
      <text:p text:style-name="P22"/>
      <text:p text:style-name="P22">Cuando se usa const, el valor de la variable no puede ser modificada.</text:p>
      <text:p text:style-name="P23"/>
      <text:p text:style-name="P23"/>
      <text:p text:style-name="P23"/>
      <text:p text:style-name="P11">Sesión 2. Introducción a JavaScript Front</text:p>
      <text:p text:style-name="P11"/>
      <text:p text:style-name="P12">alert()</text:p>
      <text:p text:style-name="P24">La función alert interrumpe la navegación del usuario para comunicar mensajes al usuario</text:p>
      <text:p text:style-name="P24"/>
      <text:p text:style-name="P12">confirm()</text:p>
      <text:p text:style-name="P24">Frena la navegación y lanza un mensaje que pide al usuario confrimar o cancelar.</text:p>
      <text:p text:style-name="P24"/>
      <text:p text:style-name="P12">prompt()</text:p>
      <text:p text:style-name="P24">Comunica un mensaje al usuario. El usuario puede almacenar un texto como respuesta.</text:p>
      <text:p text:style-name="P24"/>
      <text:p text:style-name="P24"/>
      <text:p text:style-name="P28"><text:span text:style-name="T10">c</text:span>onsole.log(alert(“Algún mensaje”)); <text:span text:style-name="T4">// Retorna undefined</text:span></text:p>
      <text:p text:style-name="P28"/>
      <text:p text:style-name="P28"><text:span text:style-name="T10">c</text:span>onsole.log(<text:span text:style-name="T10">confirm</text:span><text:span text:style-name="T14">(</text:span>“Algún mensaje”)); <text:s/><text:span text:style-name="T4">// Retorna </text:span><text:span text:style-name="T5">un boleano</text:span></text:p>
      <text:p text:style-name="P28"/>
      <text:p text:style-name="P28"><text:span text:style-name="T10">c</text:span>onsole.log(<text:span text:style-name="T10">promp</text:span>t(“Algún mensaje”)); <text:s/><text:span text:style-name="T4">// Retorna </text:span><text:span text:style-name="T5">un string. </text:span><text:span text:style-name="T6">Si el usuario selecciona cancelar, el valor retornado es null. Si selecciona Aceptar, sin haber escrito un texto, se retorna una cadena vacía.</text:span></text:p>
      <text:p text:style-name="P47"/>
      <text:p text:style-name="P47"/>
      <text:p text:style-name="P47"/>
      <text:p text:style-name="P47"/>
      <text:p text:style-name="P35"><text:soft-page-break/>Ejemplo de prompt(), confirm() y alert()</text:p>
      <text:p text:style-name="P35"/>
      <text:p text:style-name="P32">let tratoPersonalizado = confirm("¿Desea un trato personalizado?")</text:p>
      <text:p text:style-name="P30"/>
      <text:p text:style-name="P32">if(tratoPersonalizado){</text:p>
      <text:p text:style-name="P32"><text:tab/>let nombre = prompt("Por favor, introduzca su nombre");</text:p>
      <text:p text:style-name="P32"><text:tab/>alert("Le damos la bienvenida a nuestro sitio "+ nombre +". ¡Muchas</text:p>
      <text:p text:style-name="P32"><text:tab/>gracias por visitarnos, estamos a su disposición! 😀");</text:p>
      <text:p text:style-name="P32">} else {</text:p>
      <text:p text:style-name="P32"><text:tab/>alert("Gracias por conectarse.")</text:p>
      <text:p text:style-name="P32">}</text:p>
      <text:p text:style-name="P47"/>
      <text:p text:style-name="P47"/>
      <text:p text:style-name="P36">Objeto Math</text:p>
      <text:p text:style-name="P36"/>
      <text:p text:style-name="P37">Métodos</text:p>
      <text:p text:style-name="P37"/>
      <text:p text:style-name="P37">Math.random():</text:p>
      <text:p text:style-name="P38">Retorna un punto flotante, un número pseudoaleatorio dentro del rango [0, 1).</text:p>
      <text:p text:style-name="P38"/>
      <text:p text:style-name="P37">Math.round():</text:p>
      <text:p text:style-name="P38">Retorna el valor de un número redondeado al entero más cercano.</text:p>
      <text:p text:style-name="P39"/>
      <text:p text:style-name="P37">Math.max():</text:p>
      <text:p text:style-name="P39">Devuelve el mayor de cero o más números.</text:p>
      <text:p text:style-name="P39"/>
      <text:p text:style-name="P39"/>
      <text:p text:style-name="P37">Ejemplo:</text:p>
      <text:p text:style-name="P38"/>
      <text:p text:style-name="P30"><text:span text:style-name="T10">let randomSimple = Math.random(); </text:span><text:span text:style-name="T5">// 0.049253517516472556</text:span></text:p>
      <text:p text:style-name="P30"><text:span text:style-name="T10">let randomEscalado = Math.random()*(100-1)+1; </text:span><text:span text:style-name="T5">// 86.5806550233727</text:span></text:p>
      <text:p text:style-name="P30"><text:span text:style-name="T10">parseInt(ran</text:span><text:span text:style-name="T12">domEscalado); </text:span><text:span text:style-name="T8">// 86</text:span></text:p>
      <text:p text:style-name="P34"/>
      <text:p text:style-name="P40"/>
      <text:p text:style-name="P43">Conversión de datos</text:p>
      <text:p text:style-name="P40"/>
      <text:p text:style-name="P44">parseInt()</text:p>
      <text:p text:style-name="P41">Parsea una cadena de texto y devuelve un número.</text:p>
      <text:p text:style-name="P41"/>
      <text:p text:style-name="P44">parseFloat()</text:p>
      <text:p text:style-name="P41">Similar al anterior, pero retorna el número con sus cifras decimales.</text:p>
      <text:p text:style-name="P41"/>
      <text:p text:style-name="P44">NaN</text:p>
      <text:p text:style-name="P41">La propiedad NaN indica que el valor no e snúmero, y por lo tanto no se puede utilizar para realizar operaciones aritméticas.</text:p>
      <text:p text:style-name="P41"/>
      <text:p text:style-name="P44">isNaN()</text:p>
      <text:p text:style-name="P41">Devuelve true si el valor dado como parámetro es NaN.</text:p>
      <text:p text:style-name="P41"/>
      <text:p text:style-name="P45"><text:soft-page-break/>Bucles específicos</text:p>
      <text:p text:style-name="P42"/>
      <text:p text:style-name="P45">for... in</text:p>
      <text:p text:style-name="P42">Itera sobre las propiedades de un objeto literal.</text:p>
      <text:p text:style-name="P42"/>
      <text:p text:style-name="P33">let personaje = {</text:p>
      <text:p text:style-name="P33"><text:tab/>nombre: “Luke”,</text:p>
      <text:p text:style-name="P33"><text:tab/>apellido: “Skywalker”,</text:p>
      <text:p text:style-name="P33"><text:tab/>edad: 25</text:p>
      <text:p text:style-name="P33">}</text:p>
      <text:p text:style-name="P33"/>
      <text:p text:style-name="P33">for (let caracteristica in personaje) {</text:p>
      <text:p text:style-name="P31"><text:span text:style-name="T11"><text:tab/> console.log(caracteristica); /</text:span><text:span text:style-name="T7">/ Imprime los nombres de las propiedades, no sus valores</text:span></text:p>
      <text:p text:style-name="P33">}</text:p>
      <text:p text:style-name="P33"/>
      <text:p text:style-name="P33">for (let caracteristica in personaje) {</text:p>
      <text:p text:style-name="P31"><text:span text:style-name="T11"><text:tab/> console.log(</text:span><text:span text:style-name="T13">personaje[</text:span><text:span text:style-name="T11">caracteristica</text:span><text:span text:style-name="T13">]</text:span><text:span text:style-name="T11">); </text:span><text:span text:style-name="T7">// Imprime los </text:span><text:span text:style-name="T9">valores</text:span><text:span text:style-name="T7"> de las propiedades</text:span></text:p>
      <text:p text:style-name="P33">}</text:p>
      <text:p text:style-name="P42"/>
      <text:p text:style-name="P42"/>
      <text:p text:style-name="P45">for… of</text:p>
      <text:p text:style-name="P42">Permite iterar sobre los elementos de un array.</text:p>
      <text:p text:style-name="P42"/>
      <text:p text:style-name="P33">let series = [“Game of Thrones”, “Friends”, “Breaking Bad”]</text:p>
      <text:p text:style-name="P33"/>
      <text:p text:style-name="P33">for (let serie of series) {</text:p>
      <text:p text:style-name="P33"><text:tab/>console.log(serie); <text:span text:style-name="T4">// Imprime cada uno de los elementos del array.</text:span></text:p>
      <text:p text:style-name="P33">}</text:p>
      <text:p text:style-name="P33"/>
      <text:p text:style-name="P33"/>
      <text:p text:style-name="P46">Sincrónic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2-03-10T19:38:49.504000000</dc:date>
    <meta:editing-duration>PT16H6M39S</meta:editing-duration>
    <meta:editing-cycles>61</meta:editing-cycles>
    <meta:document-statistic meta:table-count="0" meta:image-count="0" meta:object-count="0" meta:page-count="5" meta:paragraph-count="128" meta:word-count="737" meta:character-count="4852" meta:non-whitespace-character-count="4220"/>
  </office:meta>
</office:document-meta>
</file>